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B62089D7D797B3E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16cm, 6.445cm, 26.711cm, 7.34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209cm" svg:height="20.299cm" svg:x="0.681cm" svg:y="1.192cm">
          <draw:image xlink:href="Pictures/10000000000005E8000007E0B62089D7D797B3E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01T08:01:57.136404335</dc:date>
    <meta:editing-duration>PT3M33S</meta:editing-duration>
    <meta:editing-cycles>5</meta:editing-cycles>
    <meta:generator>LibreOffice/7.4.1.2$MacOSX_AARCH64 LibreOffice_project/3c58a8f3a960df8bc8fd77b461821e42c061c5f0</meta:generator>
    <meta:document-statistic meta:object-count="1"/>
  </office:meta>
</office:document-meta>
</file>